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5cm"/>
    </style:style>
    <style:style style:name="co2" style:family="table-column">
      <style:table-column-properties fo:break-before="auto" style:column-width="13.783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19.5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763cm"/>
    </style:style>
    <style:style style:name="co8" style:family="table-column">
      <style:table-column-properties fo:break-before="auto" style:column-width="14.007cm"/>
    </style:style>
    <style:style style:name="co9" style:family="table-column">
      <style:table-column-properties fo:break-before="auto" style:column-width="19.558cm"/>
    </style:style>
    <style:style style:name="co10" style:family="table-column">
      <style:table-column-properties fo:break-before="auto" style:column-width="3.983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22.46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6.452cm"/>
    </style:style>
    <style:style style:name="co15" style:family="table-column">
      <style:table-column-properties fo:break-before="auto" style:column-width="10.186cm"/>
    </style:style>
    <style:style style:name="co16" style:family="table-column">
      <style:table-column-properties fo:break-before="auto" style:column-width="18.337cm"/>
    </style:style>
    <style:style style:name="co17" style:family="table-column">
      <style:table-column-properties fo:break-before="auto" style:column-width="3.986cm"/>
    </style:style>
    <style:style style:name="co18" style:family="table-column">
      <style:table-column-properties fo:break-before="auto" style:column-width="21.2cm"/>
    </style:style>
    <style:style style:name="co19" style:family="table-column">
      <style:table-column-properties fo:break-before="auto" style:column-width="3.754cm"/>
    </style:style>
    <style:style style:name="co20" style:family="table-column">
      <style:table-column-properties fo:break-before="auto" style:column-width="5.405cm"/>
    </style:style>
    <style:style style:name="co21" style:family="table-column">
      <style:table-column-properties fo:break-before="auto" style:column-width="5.151cm"/>
    </style:style>
    <style:style style:name="co22" style:family="table-column">
      <style:table-column-properties fo:break-before="auto" style:column-width="4.584cm"/>
    </style:style>
    <style:style style:name="ro1" style:family="table-row">
      <style:table-row-properties style:row-height="3.824cm" fo:break-before="auto" style:use-optimal-row-height="fals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ro4" style:family="table-row">
      <style:table-row-properties style:row-height="1.224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75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1.203cm" fo:break-before="auto" style:use-optimal-row-height="false"/>
    </style:style>
    <style:style style:name="ro14" style:family="table-row">
      <style:table-row-properties style:row-height="2.018cm" fo:break-before="auto" style:use-optimal-row-height="false"/>
    </style:style>
    <style:style style:name="ro15" style:family="table-row">
      <style:table-row-properties style:row-height="0.93cm" fo:break-before="auto" style:use-optimal-row-height="false"/>
    </style:style>
    <style:style style:name="ro16" style:family="table-row">
      <style:table-row-properties style:row-height="1.274cm" fo:break-before="auto" style:use-optimal-row-height="false"/>
    </style:style>
    <style:style style:name="ro17" style:family="table-row">
      <style:table-row-properties style:row-height="2.626cm" fo:break-before="auto" style:use-optimal-row-height="false"/>
    </style:style>
    <style:style style:name="ro18" style:family="table-row">
      <style:table-row-properties style:row-height="1.312cm" fo:break-before="auto" style:use-optimal-row-height="false"/>
    </style:style>
    <style:style style:name="ro19" style:family="table-row">
      <style:table-row-properties style:row-height="1.381cm" fo:break-before="auto" style:use-optimal-row-height="false"/>
    </style:style>
    <style:style style:name="ro20" style:family="table-row">
      <style:table-row-properties style:row-height="3.683cm" fo:break-before="auto" style:use-optimal-row-height="false"/>
    </style:style>
    <style:style style:name="ro21" style:family="table-row">
      <style:table-row-properties style:row-height="1.416cm" fo:break-before="auto" style:use-optimal-row-height="false"/>
    </style:style>
    <style:style style:name="ro22" style:family="table-row">
      <style:table-row-properties style:row-height="1.168cm" fo:break-before="auto" style:use-optimal-row-height="false"/>
    </style:style>
    <style:style style:name="ro23" style:family="table-row">
      <style:table-row-properties style:row-height="1.667cm" fo:break-before="auto" style:use-optimal-row-height="false"/>
    </style:style>
    <style:style style:name="ro24" style:family="table-row">
      <style:table-row-properties style:row-height="0.529cm" fo:break-before="auto" style:use-optimal-row-height="true"/>
    </style:style>
    <style:style style:name="ro25" style:family="table-row">
      <style:table-row-properties style:row-height="3.648cm" fo:break-before="auto" style:use-optimal-row-height="false"/>
    </style:style>
    <style:style style:name="ro26" style:family="table-row">
      <style:table-row-properties style:row-height="0.452cm" fo:break-before="auto" style:use-optimal-row-height="false"/>
    </style:style>
    <style:style style:name="ro27" style:family="table-row">
      <style:table-row-properties style:row-height="1.602cm" fo:break-before="auto" style:use-optimal-row-height="false"/>
    </style:style>
    <style:style style:name="ro28" style:family="table-row">
      <style:table-row-properties style:row-height="1.6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2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fo:border="0.06pt solid #000000"/>
    </style:style>
    <style:style style:name="ce3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 fo:border="0.06pt solid #000000"/>
    </style:style>
    <style:style style:name="ce4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0" style:family="table-cell" style:parent-style-name="Default">
      <style:table-cell-properties fo:border="0.99pt solid #000000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99pt solid #000000"/>
    </style:style>
    <style:style style:name="ce64" style:family="table-cell" style:parent-style-name="Default">
      <style:table-cell-properties fo:background-color="#dddddd" fo:border="0.99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dddddd" fo:border="0.06pt solid #000000"/>
      <style:text-properties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ce6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fo:font-size="12pt"/>
    </style:style>
    <style:style style:name="ce68" style:family="table-cell" style:parent-style-name="Default">
      <style:table-cell-properties fo:background-color="#81d41a" fo:border="0.99pt solid #000000"/>
    </style:style>
    <style:style style:name="ce54" style:family="table-cell" style:parent-style-name="Default">
      <style:table-cell-properties fo:background-color="#ff8000" fo:border="0.06pt solid #000000"/>
    </style:style>
    <style:style style:name="ce55" style:family="table-cell" style:parent-style-name="Default">
      <style:table-cell-properties fo:background-color="#bf819e" fo:border="0.06pt solid #000000"/>
    </style:style>
    <style:style style:name="ce71" style:family="table-cell" style:parent-style-name="Default">
      <style:table-cell-properties fo:border="none"/>
    </style:style>
    <style:style style:name="ce8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transparent" fo:border="0.99pt solid #000000"/>
    </style:style>
    <style:style style:name="ce75" style:family="table-cell" style:parent-style-name="Default" style:data-style-name="N2">
      <style:table-cell-properties fo:border="0.06pt solid #000000"/>
    </style:style>
    <style:style style:name="ce7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0">
      <style:table-cell-properties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11">
      <style:table-cell-properties fo:border="0.06pt solid #000000"/>
    </style:style>
    <style:style style:name="ce77" style:family="table-cell" style:parent-style-name="Default" style:data-style-name="N112">
      <style:table-cell-properties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 style:data-style-name="N111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letter-kerning="false" fo:language="fr" fo:country="FR" style:language-asian="en" style:country-asian="US" style:language-complex="ar" style:country-complex="SA" style:font-name-asian="Calibri" style:font-name-complex="Calibri" style:font-size-asian="11pt" style:font-size-complex="11pt"/>
    </style:style>
    <style:style style:name="T4" style:family="text">
      <style:text-properties style:use-window-font-color="true" style:letter-kerning="false" fo:language="fr" fo:country="FR" style:language-asian="en" style:country-asian="US" style:language-complex="ar" style:country-complex="SA" style:font-name-asian="Calibri" style:font-size-asian="11pt" style:font-size-complex="11pt"/>
    </style:style>
    <style:style style:name="T5" style:family="text">
      <style:text-properties style:use-window-font-color="true" style:letter-kerning="false" fo:language="fr" fo:country="FR" style:language-asian="en" style:country-asian="US" style:language-complex="ar" style:country-complex="SA" style:font-name-asian="Calibri" style:font-size-asian="11pt" style:font-size-complex="11pt" style:font-name-complex="Calibri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5b277d"/>
    </style:style>
    <style:style style:name="T1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5b277d" fo:font-size="12pt" style:font-size-asian="12pt" style:font-size-complex="12pt"/>
    </style:style>
    <style:style style:name="T11" style:family="text">
      <style:text-properties fo:color="#5b277d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b277d"/>
    </style:style>
    <style:style style:name="T1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color="#5b277d" fo:font-size="12pt" style:font-size-asian="12pt" style:font-size-complex="12pt"/>
    </style:style>
  </office:automatic-styles>
  <office:body>
    <office:spreadsheet>
      <table:table table:name="Epic 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ttps://trello.com/b/KhtLsYyN/woofwalks</text:p>
          </table:table-cell>
          <table:table-cell table:style-name="ce32" table:number-columns-repeated="4"/>
          <table:table-cell table:style-name="ce16" table:number-columns-repeated="1019"/>
        </table:table-row>
        <table:table-row table:style-name="ro2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3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, description, heure et date,utilisateu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6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9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9"/>
          <table:table-cell table:style-name="ce14"/>
          <table:table-cell table:number-columns-repeated="1022"/>
        </table:table-row>
        <table:table-row table:style-name="ro6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14"/>
          <table:table-cell table:number-columns-repeated="1022"/>
        </table:table-row>
        <table:table-row table:style-name="ro10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1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1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1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UserStories and Moswow" table:style-name="ta1">
        <table:table-column table:style-name="co7" table:default-cell-style-name="ce40"/>
        <table:table-column table:style-name="co8" table:default-cell-style-name="ce4"/>
        <table:table-column table:style-name="co9" table:default-cell-style-name="ce4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6" table:number-columns-repeated="1017" table:default-cell-style-name="Default"/>
        <table:table-row table:style-name="ro12">
          <table:table-cell table:style-name="ce49" office:value-type="string" calcext:value-type="string">
            <text:p>Coeficientss planing poker</text:p>
          </table:table-cell>
          <table:table-cell table:style-name="ce49" office:value-type="string" calcext:value-type="string">
            <text:p>Durée</text:p>
          </table:table-cell>
          <table:table-cell table:style-name="Default"/>
          <table:table-cell table:style-name="ce50" table:number-columns-repeated="4"/>
          <table:table-cell table:number-columns-repeated="1017"/>
        </table:table-row>
        <table:table-row table:style-name="ro13"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,5</text:p>
          </table:table-cell>
          <table:table-cell table:style-name="Default"/>
          <table:table-cell table:style-name="ce50" table:number-columns-repeated="4"/>
          <table:table-cell table:number-columns-repeated="1017"/>
        </table:table-row>
        <table:table-row table:style-name="ro13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style-name="ce50" table:number-columns-repeated="4"/>
          <table:table-cell table:number-columns-repeated="1017"/>
        </table:table-row>
        <table:table-row table:style-name="ro13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5" calcext:value-type="float">
            <text:p>1,5</text:p>
          </table:table-cell>
          <table:table-cell table:style-name="Default"/>
          <table:table-cell table:style-name="ce50" table:number-columns-repeated="4"/>
          <table:table-cell table:number-columns-repeated="1017"/>
        </table:table-row>
        <table:table-row table:style-name="ro13"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Default"/>
          <table:table-cell table:style-name="ce50" table:number-columns-repeated="4"/>
          <table:table-cell table:number-columns-repeated="1017"/>
        </table:table-row>
        <table:table-row table:style-name="ro13">
          <table:table-cell table:number-columns-repeated="2" table:style-name="ce38" office:value-type="float" office:value="5" calcext:value-type="float">
            <text:p>5</text:p>
          </table:table-cell>
          <table:table-cell table:style-name="Default"/>
          <table:table-cell table:style-name="ce50" table:number-columns-repeated="4"/>
          <table:table-cell table:number-columns-repeated="1017"/>
        </table:table-row>
        <table:table-row table:style-name="ro13">
          <table:table-cell table:style-name="ce50" table:number-columns-repeated="7"/>
          <table:table-cell table:number-columns-repeated="1017"/>
        </table:table-row>
        <table:table-row table:style-name="ro13">
          <table:table-cell table:style-name="ce50" table:number-columns-repeated="5"/>
          <table:table-cell table:style-name="Default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n tant que…</text:p>
          </table:table-cell>
          <table:table-cell table:style-name="ce53" office:value-type="string" calcext:value-type="string">
            <text:p>Je veux…</text:p>
          </table:table-cell>
          <table:table-cell table:style-name="ce12" office:value-type="string" calcext:value-type="string">
            <text:p><text:s/>Afin de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style-name="ce12" office:value-type="string" calcext:value-type="string">
            <text:p>Durée estimé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e en place d’un formulaire + configuration du système de notifications de l’utilisateur</text:p>
          </table:table-cell>
          <table:table-cell table:formula="of:=VLOOKUP([.E10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iteur et Utilisateur</text:p>
          </table:table-cell>
          <table:table-cell office:value-type="string" calcext:value-type="string">
            <text:p>Contacter les administrateurs de l’application</text:p>
          </table:table-cell>
          <table:table-cell office:value-type="string" calcext:value-type="string">
            <text:p>Communiquer avec l’entreprise, pour toute informatio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de contact </text:p>
          </table:table-cell>
          <table:table-cell table:formula="of:=VLOOKUP([.E11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Signaler un utilisateur ou du contenu non approprié ou contraire aux RGPD</text:p>
          </table:table-cell>
          <table:table-cell office:value-type="string" calcext:value-type="string">
            <text:p>Enclencher un contrôle afin de garantir un espace sû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de contact </text:p>
          </table:table-cell>
          <table:table-cell table:formula="of:=VLOOKUP([.E12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simple</text:p>
          </table:table-cell>
          <table:table-cell table:formula="of:=VLOOKUP([.E13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Utilisateur</text:p>
          </table:table-cell>
          <table:table-cell office:value-type="string" calcext:value-type="string">
            <text:p>Cré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t dans la partie Création d’une annonc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Consulter le profil des participants et leurs chiens</text:p>
          </table:table-cell>
          <table:table-cell table:style-name="ce61" office:value-type="string" calcext:value-type="string">
            <text:p><text:span text:style-name="T3">Évaluer la</text:span><text:span text:style-name="T4"> compatibilité entre les animaux, </text:span><text:span text:style-name="T5">voir si cela me correspond</text:span>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vail en Front ++</text:p>
          </table:table-cell>
          <table:table-cell table:formula="of:=VLOOKUP([.E15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Consulter les textes d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vail en Front ++</text:p>
          </table:table-cell>
          <table:table-cell table:formula="of:=VLOOKUP([.E16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formula="of:=VLOOKUP([.E17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Avoir une vue sur une carte geo des balades prévues</text:p>
          </table:table-cell>
          <table:table-cell office:value-type="string" calcext:value-type="string">
            <text:p>Visualiser rapidement ou sont les balades prévue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e en place carte interactive leaflet et positionnement des logos selon la localisation des annonces en BDD</text:p>
          </table:table-cell>
          <table:table-cell table:formula="of:=VLOOKUP([.E18]; [.$A$2:.$B$6]; 2; 0)"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16">
          <table:table-cell office:value-type="string" calcext:value-type="string">
            <text:p>Utilisateur</text:p>
          </table:table-cell>
          <table:table-cell office:value-type="string" calcext:value-type="string">
            <text:p>Créer un album photo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vail Front ++ , Requêtes complexes ,tri ,preview, UX fluide</text:p>
          </table:table-cell>
          <table:table-cell table:formula="of:=VLOOKUP([.E19]; [.$A$2:.$B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tilisateur</text:p>
          </table:table-cell>
          <table:table-cell office:value-type="string" calcext:value-type="string">
            <text:p>Voir toutes les annonces <text:span text:style-name="T2">autour de moi</text:span></text:p>
          </table:table-cell>
          <table:table-cell office:value-type="string" calcext:value-type="string">
            <text:p>Visualiser rapidement l’ensemble des balades prévues susceptible de me correspond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 table:style-name="ce54" office:value-type="string" calcext:value-type="string">
            <text:p>Filtrer selon localisation actuelle de l’utilisateur ( modifiable à tout moment- voir dans « Créer et gérer un compte)</text:p>
            <text:p><text:span text:style-name="T6">→ Nécessite l’implémentation du service de géolocalisation</text:span></text:p>
            <text:p><text:span text:style-name="T6">Travail en Front ++</text:span></text:p>
          </table:table-cell>
          <table:table-cell table:formula="of:=VLOOKUP([.E20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Système</text:p>
          </table:table-cell>
          <table:table-cell office:value-type="string" calcext:value-type="string">
            <text:p>Valider l’achat de mon album photo</text:p>
          </table:table-cell>
          <table:table-cell office:value-type="string" calcext:value-type="string">
            <text:p>Recevoir l’album que j’ai crée 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ation panier, paiement, sécurisé, gestion erreurs, envoi confirmation, enregistrement commande en BDD…</text:p>
          </table:table-cell>
          <table:table-cell table:formula="of:=VLOOKUP([.E21]; [.$A$2:.$B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55" office:value-type="string" calcext:value-type="string">
            <text:p>→ Nécessite la mise en place du système de notifications</text:p>
          </table:table-cell>
          <table:table-cell table:formula="of:=VLOOKUP([.E22]; [.$A$2:.$B$6]; 2; 0)"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→ Nécessite la mise en place du système de notifications</text:p>
          </table:table-cell>
          <table:table-cell table:formula="of:=VLOOKUP([.E23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s lorsqu’une place dans la balade se libère</text:p>
          </table:table-cell>
          <table:table-cell office:value-type="string" calcext:value-type="string">
            <text:p>Pouvoir m’inscrire avant que d’autres ne prennent la plac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→ Nécessite la mise en place du système de notifications</text:p>
          </table:table-cell>
          <table:table-cell table:formula="of:=VLOOKUP([.E24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e en place d’un Formulaire avec texte et photos</text:p>
          </table:table-cell>
          <table:table-cell table:formula="of:=VLOOKUP([.E25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table:style-name="ce7" office:value-type="string" calcext:value-type="string">
            <text:p>Utilisateur inscrit à une balade</text:p>
          </table:table-cell>
          <table:table-cell table:style-name="ce7" office:value-type="string" calcext:value-type="string">
            <text:p>Consulter les feed-back de la balade à laquelle j’ai été</text:p>
          </table:table-cell>
          <table:table-cell table:style-name="ce7"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26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57" table:number-columns-repeated="2"/>
          <table:table-cell table:style-name="ce66"/>
          <table:table-cell table:style-name="ce57" table:number-columns-repeated="2"/>
          <table:table-cell table:style-name="ce71"/>
          <table:table-cell table:style-name="ce57"/>
          <table:table-cell table:style-name="ce16" table:number-columns-repeated="1017"/>
        </table:table-row>
        <table:table-row table:style-name="ro15">
          <table:table-cell table:style-name="ce59" table:number-columns-repeated="3"/>
          <table:table-cell table:style-name="ce66"/>
          <table:table-cell table:style-name="ce57" table:number-columns-repeated="2"/>
          <table:table-cell table:style-name="ce16" table:number-columns-repeated="1018"/>
        </table:table-row>
        <table:table-row table:style-name="ro21">
          <table:table-cell table:style-name="ce60" office:value-type="string" calcext:value-type="string">
            <text:p>Visiteur</text:p>
          </table:table-cell>
          <table:table-cell table:style-name="ce63" office:value-type="string" calcext:value-type="string">
            <text:p>M’inscrire </text:p>
          </table:table-cell>
          <table:table-cell table:style-name="ce63" office:value-type="string" calcext:value-type="string">
            <text:p>Accéder aux fonctionnalités de l’application et participer aux balades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Création de compte avec pseudo, mot de passe, photo, localisation, et vérification par mail (ou autre méthode)</text:p>
          </table:table-cell>
          <table:table-cell table:formula="of:=VLOOKUP([.E29]; [.$A$2:.$B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22">
          <table:table-cell table:style-name="ce60" office:value-type="string" calcext:value-type="string">
            <text:p>Utilisateur</text:p>
          </table:table-cell>
          <table:table-cell table:style-name="ce63" office:value-type="string" calcext:value-type="string">
            <text:p>Me connecter</text:p>
          </table:table-cell>
          <table:table-cell table:style-name="ce63" office:value-type="string" calcext:value-type="string">
            <text:p>Utiliser la totalité des fonctionnalités de l’application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Authentification sécurisée avec vérification des identifiants et gestion des erreurs</text:p>
          </table:table-cell>
          <table:table-cell table:formula="of:=VLOOKUP([.E30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Utilisateur</text:p>
          </table:table-cell>
          <table:table-cell table:style-name="ce63" office:value-type="string" calcext:value-type="string">
            <text:p>Me déconnecter</text:p>
          </table:table-cell>
          <table:table-cell table:style-name="ce63" office:value-type="string" calcext:value-type="string">
            <text:p>Quitter l’application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formula="of:=VLOOKUP([.E31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Utilisateur</text:p>
          </table:table-cell>
          <table:table-cell table:style-name="ce64" office:value-type="string" calcext:value-type="string">
            <text:p>M’inscrire à une balade</text:p>
          </table:table-cell>
          <table:table-cell table:style-name="ce63" office:value-type="string" calcext:value-type="string">
            <text:p>Participer à une balade qui me correspond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Simple click sur bouton + Envoi confirmation par email</text:p>
          </table:table-cell>
          <table:table-cell table:formula="of:=VLOOKUP([.E32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Administrateur</text:p>
          </table:table-cell>
          <table:table-cell table:style-name="ce63" office:value-type="string" calcext:value-type="string">
            <text:p>Consulter toutes les annonces publiées</text:p>
          </table:table-cell>
          <table:table-cell table:style-name="ce63" office:value-type="string" calcext:value-type="string">
            <text:p>Surveiller leur conformité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formula="of:=VLOOKUP([.E33]; [.$A$2:.$B$6]; 2; 0)" office:value-type="float" office:value="0.5" calcext:value-type="float">
            <text:p>0,5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Administrateur</text:p>
          </table:table-cell>
          <table:table-cell table:style-name="ce63" office:value-type="string" calcext:value-type="string">
            <text:p>Recevoir des notifications des utilisateurs signalant du contenu inapproprié</text:p>
          </table:table-cell>
          <table:table-cell table:style-name="ce63" office:value-type="string" calcext:value-type="string">
            <text:p>réguler le contenu inapproprié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formula="of:=VLOOKUP([.E34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Administrateur</text:p>
          </table:table-cell>
          <table:table-cell table:style-name="ce63" office:value-type="string" calcext:value-type="string">
            <text:p>Accéder et modifier les profils des utilisateurs</text:p>
          </table:table-cell>
          <table:table-cell table:style-name="ce63" office:value-type="string" calcext:value-type="string">
            <text:p>Modifier les comptes en cas de demande explicite d’un utilisateur ou bannir un utilisateur si besoin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formula="of:=VLOOKUP([.E35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Administrateur</text:p>
          </table:table-cell>
          <table:table-cell table:style-name="ce63" office:value-type="string" calcext:value-type="string">
            <text:p>Supprimer un compte utilisateur</text:p>
          </table:table-cell>
          <table:table-cell table:style-name="ce63" office:value-type="string" calcext:value-type="string">
            <text:p>Répondre à la demande d’un utilisateur ou bannir un utilisateur qui ne respecterait pas les CGU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formula="of:=VLOOKUP([.E36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Modérateur</text:p>
          </table:table-cell>
          <table:table-cell table:style-name="ce63" office:value-type="string" calcext:value-type="string">
            <text:p>Modérer les message dans les Chats des balades</text:p>
          </table:table-cell>
          <table:table-cell table:style-name="ce63" office:value-type="string" calcext:value-type="string">
            <text:p>réguler le contenu inapproprié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formula="of:=VLOOKUP([.E37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60" office:value-type="string" calcext:value-type="string">
            <text:p>Modérateur</text:p>
          </table:table-cell>
          <table:table-cell table:style-name="ce63" office:value-type="string" calcext:value-type="string">
            <text:p>Modérer les feed-backs</text:p>
          </table:table-cell>
          <table:table-cell table:style-name="ce63" office:value-type="string" calcext:value-type="string">
            <text:p>réguler le contenu inapproprié</text:p>
          </table:table-cell>
          <table:table-cell table:style-name="ce68" office:value-type="string" calcext:value-type="string">
            <text:p>M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formula="of:=VLOOKUP([.E38]; [.$A$2:.$B$6]; 2; 0)" office:value-type="float" office:value="1" calcext:value-type="float">
            <text:p>1</text:p>
          </table:table-cell>
          <table:table-cell table:style-name="ce16" table:number-columns-repeated="13"/>
          <table:table-cell table:style-name="ce6" table:number-columns-repeated="1004"/>
        </table:table-row>
        <table:table-row table:style-name="ro15">
          <table:table-cell table:style-name="ce7" table:number-columns-repeated="3"/>
          <table:table-cell table:style-name="ce66"/>
          <table:table-cell table:style-name="ce57" table:number-columns-repeated="2"/>
          <table:table-cell table:style-name="ce16" table:number-columns-repeated="1018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table:style-name="ce7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E40]; [.$A$2:.$B$6]; 2; 0)" office:value-type="float" office:value="0.5" calcext:value-type="float">
            <text:p>0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Voir les détails d’une annonc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7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E41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simple avec photo</text:p>
          </table:table-cell>
          <table:table-cell table:formula="of:=VLOOKUP([.E42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Modifier ma <text:span text:style-name="T2">localisation </text:span>à un instant t – depuis toutes les pages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7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<text:span text:style-name="T7">PREMIERE MISE EN PLACE du service de géolocalisation</text:span></text:p>
            <text:p>1,Manuellement par formulaire </text:p>
            <text:p><text:span text:style-name="T6">→ Nécessite la mise en place de </text:span><text:span text:style-name="T8">la récupération des données de </text:span><text:span text:style-name="T9"> </text:span><text:span text:style-name="T10">l’api geo.gouv </text:span></text:p>
            <text:p>2, ou par acceptation de géolocalisation</text:p>
          </table:table-cell>
          <table:table-cell table:formula="of:=VLOOKUP([.E43]; [.$A$2:.$B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e en place d’un formulaire simple – traitement à faire en conformité avec les RGPD</text:p>
          </table:table-cell>
          <table:table-cell table:formula="of:=VLOOKUP([.E44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23">
          <table:table-cell office:value-type="string" calcext:value-type="string">
            <text:p>Utilisateur</text:p>
          </table:table-cell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simple</text:p>
          </table:table-cell>
          <table:table-cell table:formula="of:=VLOOKUP([.E45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Modifier une annonce</text:p>
          </table:table-cell>
          <table:table-cell office:value-type="string" calcext:value-type="string">
            <text:p><text:span text:style-name="T6">1. Ajuster l’annonce car elle ne correspond pas ou plus exactement à l’évènement tel qu’il a été publié</text:span></text:p>
            <text:p>2. Prévenir les inscrits d’un changement de programme grâce au déclenchement d’ une alerte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<text:span text:style-name="T7">PREMIERE  mise en place du système de notifications</text:span></text:p>
            <text:p>Mise en place d’un formulaire simple. Va enclencher d’éventuelles notifications</text:p>
          </table:table-cell>
          <table:table-cell table:formula="of:=VLOOKUP([.E46]; [.$A$2:.$B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Supprimer une annonce</text:p>
          </table:table-cell>
          <table:table-cell office:value-type="string" calcext:value-type="string">
            <text:p>Empêcher des participants de s’y ajouter et prévenir les participants déjà inscrits de l’annulation grâce au</text:p>
            <text:p>Déclenchement d’une alert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<text:span text:style-name="T6">Mise en place d’un formulaire simple. Va enclencher d’éventuelles notifications</text:span></text:p>
            <text:p>→ Nécessite la mise en place du système de notifications</text:p>
          </table:table-cell>
          <table:table-cell table:formula="of:=VLOOKUP([.E47]; [.$A$2:.$B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Cré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t dans la partie Création d’une annonc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49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formula="of:=VLOOKUP([.E50]; [.$A$2:.$B$6]; 2; 0)" office:value-type="float" office:value="1.5" calcext:value-type="float">
            <text:p>1,5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Demander à recevoir des notifications si une place se libère</text:p>
          </table:table-cell>
          <table:table-cell office:value-type="string" calcext:value-type="string">
            <text:p>Être alerté pour pouvoir m’inscrire dès qu’une place se libèr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/>
            <text:p>Le bouton visible quand une annonce n’a plus de place → implémenté dans « Voir toutes les détails d’une annonce»</text:p>
            <text:p>Mise en place de la notification demandée par l’utilisateur</text:p>
            <text:p><text:span text:style-name="T6">→ Nécessite la mise en place du système de notifications</text:span></text:p>
          </table:table-cell>
          <table:table-cell table:formula="of:=VLOOKUP([.E51]; [.$A$2:.$B$6]; 2; 0)"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ravail Front ++ , </text:p>
            <text:p>Création de la logique globale et de l’interface du chat</text:p>
          </table:table-cell>
          <table:table-cell table:formula="of:=VLOOKUP([.E52]; [.$A$2:.$B$6]; 2; 0)" office:value-type="float" office:value="5" calcext:value-type="float">
            <text:p>5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53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Ê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54]; [.$A$2:.$B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dministrateur</text:p>
          </table:table-cell>
          <table:table-cell office:value-type="string" calcext:value-type="string">
            <text:p>Supprimer, modifier, masquer une annonce publiée</text:p>
          </table:table-cell>
          <table:table-cell office:value-type="string" calcext:value-type="string">
            <text:p>Garder une application présentable et conforme à la réglementatio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55]; [.$A$2:.$B$6]; 2; 0)" office:value-type="float" office:value="1" calcext:value-type="float">
            <text:p>1</text:p>
          </table:table-cell>
          <table:table-cell table:style-name="ce16" table:number-columns-repeated="1017"/>
        </table:table-row>
        <table:table-row table:style-name="ro8" table:number-rows-repeated="4">
          <table:table-cell table:style-name="Default" table:number-columns-repeated="7"/>
          <table:table-cell table:number-columns-repeated="1017"/>
        </table:table-row>
        <table:table-row table:style-name="ro24">
          <table:table-cell table:style-name="Default" table:number-columns-repeated="2"/>
          <table:table-cell table:style-name="ce67"/>
          <table:table-cell table:style-name="Default" table:number-columns-repeated="4"/>
          <table:table-cell table:number-columns-repeated="1017"/>
        </table:table-row>
        <table:table-row table:style-name="ro8" table:number-rows-repeated="6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Default" table:number-columns-repeated="5"/>
          <table:table-cell table:style-name="Default" table:formula="of:=157*1.15" office:value-type="float" office:value="180.55" calcext:value-type="float">
            <text:p>180,55</text:p>
          </table:table-cell>
          <table:table-cell table:style-name="Default"/>
          <table:table-cell table:number-columns-repeated="1017"/>
        </table:table-row>
      </table:table>
      <table:table table:name="Sprint1" table:style-name="ta1">
        <table:table-column table:style-name="co14" table:default-cell-style-name="ce40"/>
        <table:table-column table:style-name="co15" table:default-cell-style-name="ce4"/>
        <table:table-column table:style-name="co16" table:default-cell-style-name="ce4"/>
        <table:table-column table:style-name="co6" table:default-cell-style-name="ce39"/>
        <table:table-column table:style-name="co17" table:default-cell-style-name="ce40"/>
        <table:table-column table:style-name="co18" table:default-cell-style-name="ce40"/>
        <table:table-column table:style-name="co19" table:default-cell-style-name="Default"/>
        <table:table-column table:style-name="co6" table:number-columns-repeated="1017" table:default-cell-style-name="Default"/>
        <table:table-row table:style-name="ro2">
          <table:table-cell table:style-name="ce2" office:value-type="string" calcext:value-type="string">
            <text:p>En tant que…</text:p>
          </table:table-cell>
          <table:table-cell table:style-name="ce53" office:value-type="string" calcext:value-type="string">
            <text:p>Je veux…</text:p>
          </table:table-cell>
          <table:table-cell table:style-name="ce12" office:value-type="string" calcext:value-type="string">
            <text:p><text:s/>Afin de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style-name="ce12" office:value-type="string" calcext:value-type="string">
            <text:p>Durée estimé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iteur</text:p>
          </table:table-cell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éation de compte avec pseudo, mot de passe, photo, localisation, et vérification par mail (ou autre méthode)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e connecter</text:p>
          </table:table-cell>
          <table:table-cell office:value-type="string" calcext:value-type="string">
            <text:p>Utiliser la totalité des fonctionnalités de l’applic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hentification sécurisée avec vérification des identifiants et gestion des erreurs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2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Créer une annonce</text:p>
          </table:table-cell>
          <table:table-cell office:value-type="string" calcext:value-type="string">
            <text:p>Préparer une annonce que je compte poster pour sortir mon chien avec d’autres maîtres pour me sentir moins</text:p>
            <text:p>Seul et partager des conseils, informations…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11">PREMIERE MISE EN PLACE de l’input texte pour suggestion des villes au fur et à mesure de la complétion</text:span></text:p>
            <text:p><text:span text:style-name="T11">Par l’utilisateur via l’api geo.gouv </text:span></text:p>
            <text:p><text:span text:style-name="T6">Formulaire avec nom, description, heure et date, photo principale, thème, nombre max participants, </text:span></text:p>
            <text:p><text:span text:style-name="T6">Checkbox pour définir que l’annonce postée sera réutilisable ou ponctuelle,</text:span></text:p>
            <text:p><text:span text:style-name="T6">Différenciation du lieu : lieu customisé ou parc déjà référencé </text:span></text:p>
            <text:p><text:span text:style-name="T7">→ Nécessite un formulaire récupérant les parcs référencés (Création de données factices en BDD si inexistants) </text:span></text:p>
            <text:p><text:span text:style-name="T7">et la récupération des données de </text:span><text:span text:style-name="T12"> </text:span><text:span text:style-name="T13">l’api geo.gouv </text:span></text:p>
            <text:p><text:span text:style-name="T6">pour créer le champ texte récupérant et suggérant les villes au fur et à mesure de la complétion du champ par le client</text:span>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Poster une annonce </text:p>
          </table:table-cell>
          <table:table-cell office:value-type="string" calcext:value-type="string">
            <text:p>Publier définitivement l’annonce que j’ai cré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imple validation du formulaire prépar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tilisateur</text:p>
          </table:table-cell>
          <table:table-cell office:value-type="string" calcext:value-type="string">
            <text:p>Voir toutes les annonces <text:span text:style-name="T2">autour de moi</text:span></text:p>
          </table:table-cell>
          <table:table-cell office:value-type="string" calcext:value-type="string">
            <text:p>Visualiser rapidement l’ensemble des balades prévues susceptible de me correspondre</text:p>
          </table:table-cell>
          <table:table-cell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54" office:value-type="string" calcext:value-type="string">
            <text:p>Filtrer selon localisation actuelle de l’utilisateur ( modifiable à tout moment- voir dans « Créer et gérer un compte)</text:p>
            <text:p><text:span text:style-name="T6">→ Nécessite l’implémentation du service de géolocalisation</text:span></text:p>
            <text:p><text:span text:style-name="T6">Travail en Front ++</text:span></text:p>
          </table:table-cell>
          <table:table-cell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Voir les détails d’une annonc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6">
          <table:table-cell table:style-name="Default" table:number-columns-repeated="6"/>
          <table:table-cell table:number-columns-repeated="1018"/>
        </table:table-row>
        <table:table-row table:style-name="ro26">
          <table:table-cell table:style-name="Default" table:number-columns-repeated="6"/>
          <table:table-cell table:number-columns-repeated="1018"/>
        </table:table-row>
      </table:table>
      <table:table table:name="Budget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6" table:number-columns-repeated="1017" table:default-cell-style-name="Default"/>
        <table:table-row table:style-name="ro13">
          <table:table-cell table:style-name="ce50" office:value-type="string" calcext:value-type="string">
            <text:p>Bases de calcul tarifaire</text:p>
          </table:table-cell>
          <table:table-cell table:style-name="ce50" table:number-columns-repeated="6"/>
          <table:table-cell table:number-columns-repeated="1017"/>
        </table:table-row>
        <table:table-row table:style-name="ro13">
          <table:table-cell table:style-name="ce49" office:value-type="string" calcext:value-type="string">
            <text:p>%inconnu</text:p>
          </table:table-cell>
          <table:table-cell table:style-name="ce49" office:value-type="string" calcext:value-type="string">
            <text:p>% gestion projet</text:p>
          </table:table-cell>
          <table:table-cell table:style-name="ce49" office:value-type="string" calcext:value-type="string">
            <text:p>%tests</text:p>
          </table:table-cell>
          <table:table-cell table:style-name="ce49" office:value-type="string" calcext:value-type="string">
            <text:p>%Conception</text:p>
          </table:table-cell>
          <table:table-cell table:style-name="ce49" office:value-type="string" calcext:value-type="string">
            <text:p>coût dev/jour/€</text:p>
          </table:table-cell>
          <table:table-cell table:style-name="ce49" office:value-type="string" calcext:value-type="string">
            <text:p>%marge</text:p>
          </table:table-cell>
          <table:table-cell table:style-name="ce50"/>
          <table:table-cell table:number-columns-repeated="1017"/>
        </table:table-row>
        <table:table-row table:style-name="ro13">
          <table:table-cell table:style-name="ce1" office:value-type="float" office:value="0.15" calcext:value-type="float">
            <text:p>0,15</text:p>
          </table:table-cell>
          <table:table-cell table:style-name="ce38" office:value-type="float" office:value="0.15" calcext:value-type="float">
            <text:p>0,15</text:p>
          </table:table-cell>
          <table:table-cell table:style-name="ce32" office:value-type="float" office:value="0.15" calcext:value-type="float">
            <text:p>0,15</text:p>
          </table:table-cell>
          <table:table-cell table:style-name="ce32" office:value-type="float" office:value="0.2" calcext:value-type="float">
            <text:p>0,2</text:p>
          </table:table-cell>
          <table:table-cell table:style-name="ce38" office:value-type="float" office:value="250" calcext:value-type="float">
            <text:p>250</text:p>
          </table:table-cell>
          <table:table-cell table:style-name="ce40" office:value-type="float" office:value="0.3" calcext:value-type="float">
            <text:p>0,3</text:p>
          </table:table-cell>
          <table:table-cell table:style-name="ce50"/>
          <table:table-cell table:number-columns-repeated="1017"/>
        </table:table-row>
        <table:table-row table:style-name="ro13">
          <table:table-cell table:style-name="ce87" office:value-type="string" calcext:value-type="string">
            <text:p>Durées des phases de projet</text:p>
          </table:table-cell>
          <table:table-cell table:style-name="ce72" table:number-columns-repeated="4"/>
          <table:table-cell/>
          <table:table-cell table:style-name="ce50"/>
          <table:table-cell table:number-columns-repeated="1017"/>
        </table:table-row>
        <table:table-row table:style-name="ro13">
          <table:table-cell table:style-name="ce49" office:value-type="string" calcext:value-type="string">
            <text:p>Fonctionnalités</text:p>
          </table:table-cell>
          <table:table-cell table:style-name="ce49" office:value-type="string" calcext:value-type="string">
            <text:p>Journées</text:p>
          </table:table-cell>
          <table:table-cell/>
          <table:table-cell table:style-name="ce50" table:number-columns-repeated="2"/>
          <table:table-cell/>
          <table:table-cell table:style-name="ce50"/>
          <table:table-cell table:number-columns-repeated="1017"/>
        </table:table-row>
        <table:table-row table:style-name="ro13">
          <table:table-cell table:style-name="ce40" office:value-type="string" calcext:value-type="string">
            <text:p>Fonctionnalités Niv1</text:p>
          </table:table-cell>
          <table:table-cell table:style-name="ce40" table:formula="of:=SUM([$'UserStories and Moswow'.G29:$'UserStories and Moswow'.G38])" office:value-type="float" office:value="14.5" calcext:value-type="float">
            <text:p>14,5</text:p>
          </table:table-cell>
          <table:table-cell/>
          <table:table-cell table:style-name="ce50" table:number-columns-repeated="2"/>
          <table:table-cell/>
          <table:table-cell table:style-name="ce50"/>
          <table:table-cell table:number-columns-repeated="1017"/>
        </table:table-row>
        <table:table-row table:style-name="ro13">
          <table:table-cell table:style-name="ce40" office:value-type="string" calcext:value-type="string">
            <text:p>Fonctionnalités Niv2</text:p>
          </table:table-cell>
          <table:table-cell table:style-name="ce40" table:formula="of:=SUM([$'UserStories and Moswow'.G40:$'UserStories and Moswow'.G55])" office:value-type="float" office:value="31" calcext:value-type="float">
            <text:p>31</text:p>
          </table:table-cell>
          <table:table-cell/>
          <table:table-cell table:style-name="ce50" table:number-columns-repeated="2"/>
          <table:table-cell/>
          <table:table-cell table:style-name="ce50"/>
          <table:table-cell table:number-columns-repeated="1017"/>
        </table:table-row>
        <table:table-row table:style-name="ro15">
          <table:table-cell table:style-name="ce40" office:value-type="string" calcext:value-type="string">
            <text:p>Fonctionnalités Niv3</text:p>
          </table:table-cell>
          <table:table-cell table:style-name="ce40" table:formula="of:=SUM([$'UserStories and Moswow'.G10:$'UserStories and Moswow'.G26])" office:value-type="float" office:value="39.5" calcext:value-type="float">
            <text:p>39,5</text:p>
          </table:table-cell>
          <table:table-cell table:number-columns-repeated="1022"/>
        </table:table-row>
        <table:table-row table:style-name="ro15">
          <table:table-cell table:style-name="ce71" table:number-columns-repeated="2"/>
          <table:table-cell table:number-columns-repeated="1022"/>
        </table:table-row>
        <table:table-row table:style-name="ro15">
          <table:table-cell table:style-name="ce50" office:value-type="string" calcext:value-type="string">
            <text:p>Tarification finale</text:p>
          </table:table-cell>
          <table:table-cell table:style-name="ce71"/>
          <table:table-cell table:number-columns-repeated="1022"/>
        </table:table-row>
        <table:table-row table:style-name="ro15">
          <table:table-cell table:style-name="ce49" office:value-type="string" calcext:value-type="string">
            <text:p>DUREE DEVELOPPEMENT</text:p>
            <text:p> ESTIMEE (jours)</text:p>
          </table:table-cell>
          <table:table-cell table:style-name="ce49" office:value-type="string" calcext:value-type="string">
            <text:p>DUREE TOTALE </text:p>
            <text:p>ESTIMEE(jours)</text:p>
          </table:table-cell>
          <table:table-cell table:style-name="ce49" office:value-type="string" calcext:value-type="string">
            <text:p>COÛT TOTAL </text:p>
          </table:table-cell>
          <table:table-cell table:style-name="ce49" office:value-type="string" calcext:value-type="string">
            <text:p>TARIF FINAL</text:p>
          </table:table-cell>
          <table:table-cell table:number-columns-repeated="1020"/>
        </table:table-row>
        <table:table-row table:style-name="ro15">
          <table:table-cell table:style-name="ce73" office:value-type="string" calcext:value-type="string" table:number-columns-spanned="4" table:number-rows-spanned="1">
            <text:p>TOTAUX FONCTIONNALITES NIVEAU 1</text:p>
          </table:table-cell>
          <table:covered-table-cell table:number-columns-repeated="2" table:style-name="ce63"/>
          <table:covered-table-cell/>
          <table:table-cell table:number-columns-repeated="1020"/>
        </table:table-row>
        <table:table-row table:style-name="ro15">
          <table:table-cell table:style-name="ce74" table:formula="of:=[.B6]" office:value-type="float" office:value="14.5" calcext:value-type="float">
            <text:p>14,5</text:p>
          </table:table-cell>
          <table:table-cell table:style-name="ce74" table:formula="of:=[.A13]*(1+([.A3]+[.B3]+[.C3]+[.D3]))" office:value-type="float" office:value="23.925" calcext:value-type="float">
            <text:p>23,925</text:p>
          </table:table-cell>
          <table:table-cell table:style-name="ce94" table:formula="of:=[.B13]*[.E3]" office:value-type="float" office:value="5981.25" calcext:value-type="float">
            <text:p>5 981,25 €</text:p>
          </table:table-cell>
          <table:table-cell table:style-name="ce96" table:formula="of:=[.C13]*(1+[.F3])" office:value-type="float" office:value="7775.625" calcext:value-type="float">
            <text:p>7 775,63 €</text:p>
          </table:table-cell>
          <table:table-cell table:number-columns-repeated="1020"/>
        </table:table-row>
        <table:table-row table:style-name="ro15">
          <table:table-cell table:style-name="ce73" office:value-type="string" calcext:value-type="string" table:number-columns-spanned="4" table:number-rows-spanned="1">
            <text:p>TOTAUX FONCTIONNALITES NIVEAU 2</text:p>
          </table:table-cell>
          <table:covered-table-cell table:number-columns-repeated="2" table:style-name="ce63"/>
          <table:covered-table-cell/>
          <table:table-cell table:style-name="ce71" table:number-columns-repeated="3"/>
          <table:table-cell table:number-columns-repeated="1017"/>
        </table:table-row>
        <table:table-row table:style-name="ro15">
          <table:table-cell table:style-name="ce75" table:formula="of:=[.B7]" office:value-type="float" office:value="31" calcext:value-type="float">
            <text:p>31,00</text:p>
          </table:table-cell>
          <table:table-cell table:style-name="ce75" table:formula="of:=[.A15]*(1+([.A3]+[.B3]+[.C3]+[.D3]))" office:value-type="float" office:value="51.15" calcext:value-type="float">
            <text:p>51,15</text:p>
          </table:table-cell>
          <table:table-cell table:style-name="ce75" table:formula="of:=[.B15]*[.E3]" office:value-type="float" office:value="12787.5" calcext:value-type="float">
            <text:p>12787,50</text:p>
          </table:table-cell>
          <table:table-cell table:style-name="ce96" table:formula="of:=[.C15]*(1+[.F3])" office:value-type="float" office:value="16623.75" calcext:value-type="float">
            <text:p>16 623,75 €</text:p>
          </table:table-cell>
          <table:table-cell table:style-name="ce57"/>
          <table:table-cell table:style-name="ce71"/>
          <table:table-cell table:style-name="ce57"/>
          <table:table-cell table:style-name="ce16" table:number-columns-repeated="1017"/>
        </table:table-row>
        <table:table-row table:style-name="ro15">
          <table:table-cell table:style-name="ce73" office:value-type="string" calcext:value-type="string" table:number-columns-spanned="4" table:number-rows-spanned="1">
            <text:p>TOTAUX FONCTIONNALITES NIVEAU 3</text:p>
          </table:table-cell>
          <table:covered-table-cell table:number-columns-repeated="2" table:style-name="ce63"/>
          <table:covered-table-cell/>
          <table:table-cell table:style-name="ce57" table:number-columns-repeated="3"/>
          <table:table-cell table:style-name="ce16" table:number-columns-repeated="1017"/>
        </table:table-row>
        <table:table-row table:style-name="ro15">
          <table:table-cell table:style-name="ce75" table:formula="of:=[.B8]" office:value-type="float" office:value="39.5" calcext:value-type="float">
            <text:p>39,50</text:p>
          </table:table-cell>
          <table:table-cell table:style-name="ce75" table:formula="of:=[.A17]*(1+([.A3]+[.B3]+[.C3]+[.D3]))" office:value-type="float" office:value="65.175" calcext:value-type="float">
            <text:p>65,18</text:p>
          </table:table-cell>
          <table:table-cell table:style-name="ce75" table:formula="of:=[.B17]*[.E3]" office:value-type="float" office:value="16293.75" calcext:value-type="float">
            <text:p>16293,75</text:p>
          </table:table-cell>
          <table:table-cell table:style-name="ce96" table:formula="of:=[.C17]*(1+[.F3])" office:value-type="float" office:value="21181.875" calcext:value-type="float">
            <text:p>21 181,88 €</text:p>
          </table:table-cell>
          <table:table-cell table:style-name="ce57" table:number-columns-repeated="2"/>
          <table:table-cell table:style-name="ce16" table:number-columns-repeated="1018"/>
        </table:table-row>
        <table:table-row table:style-name="ro27">
          <table:table-cell table:style-name="ce76" office:value-type="string" calcext:value-type="string" table:number-columns-spanned="4" table:number-rows-spanned="1">
            <text:p>COÛT DES TROIS NIVEAUX</text:p>
          </table:table-cell>
          <table:covered-table-cell table:number-columns-repeated="3"/>
          <table:table-cell table:number-columns-repeated="1020"/>
        </table:table-row>
        <table:table-row table:style-name="ro28">
          <table:table-cell table:style-name="ce92" table:formula="of:=[.A17]+[.A15]+[.A13]" office:value-type="float" office:value="85" calcext:value-type="float">
            <text:p>85</text:p>
          </table:table-cell>
          <table:table-cell table:style-name="ce92" table:formula="of:=[.B13]+[.B15]+[.B17]" office:value-type="float" office:value="140.25" calcext:value-type="float">
            <text:p>140,25</text:p>
          </table:table-cell>
          <table:table-cell table:style-name="ce77" table:formula="of:=[.C13]+[.C15]+[.C17]" office:value-type="float" office:value="35062.5" calcext:value-type="float">
            <text:p>35 062,50 €</text:p>
          </table:table-cell>
          <table:table-cell table:style-name="ce77" table:formula="of:=[.C19]*(1+[.F3])" office:value-type="float" office:value="45581.25" calcext:value-type="float">
            <text:p>45 581,25 €</text:p>
          </table:table-cell>
          <table:table-cell table:style-name="ce79" table:number-columns-repeated="3"/>
          <table:table-cell table:number-columns-repeated="1017"/>
        </table:table-row>
        <table:table-row table:style-name="ro8" table:number-rows-repeated="5">
          <table:table-cell table:number-columns-repeated="1024"/>
        </table:table-row>
        <table:table-row table:style-name="ro24">
          <table:table-cell table:number-columns-repeated="2"/>
          <table:table-cell table:style-name="ce67"/>
          <table:table-cell table:number-columns-repeated="1021"/>
        </table:table-row>
      </table:table>
      <table:named-expressions/>
      <table:database-ranges>
        <table:database-range table:name="__Anonymous_Sheet_DB__1" table:target-range-address="'UserStories and Moswow'.A9:'UserStories and Moswow'.G5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9:26:21.1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7T19:56:02.300000000</dc:date>
    <meta:editing-duration>P1DT10H42M11S</meta:editing-duration>
    <meta:editing-cycles>33</meta:editing-cycles>
    <meta:generator>LibreOffice/7.2.0.4$Windows_x86 LibreOffice_project/9a9c6381e3f7a62afc1329bd359cc48accb6435b</meta:generator>
    <meta:document-statistic meta:table-count="4" meta:cell-count="559" meta:object-count="0"/>
  </office:meta>
</office:document-meta>
</file>